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4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5" style:family="paragraph" style:parent-style-name="Text_20_body">
      <style:text-properties officeooo:rsid="0001fdbf" officeooo:paragraph-rsid="0001fdbf"/>
    </style:style>
    <style:style style:name="P6" style:family="paragraph" style:parent-style-name="Title">
      <style:text-properties officeooo:rsid="00012e44" officeooo:paragraph-rsid="00012e44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text-properties officeooo:rsid="00012e44" officeooo:paragraph-rsid="00012e44"/>
    </style:style>
    <style:style style:name="P10" style:family="paragraph" style:parent-style-name="Heading_20_1">
      <style:text-properties officeooo:rsid="0001fdbf" officeooo:paragraph-rsid="0001fdbf"/>
    </style:style>
    <style:style style:name="P11" style:family="paragraph" style:parent-style-name="Text_20_body" style:list-style-name="L1">
      <style:text-properties officeooo:rsid="0001fdbf" officeooo:paragraph-rsid="0001fdbf"/>
    </style:style>
    <style:style style:name="P12" style:family="paragraph" style:parent-style-name="Text_20_body" style:list-style-name="L1">
      <style:text-properties officeooo:rsid="000326ee" officeooo:paragraph-rsid="000326ee"/>
    </style:style>
    <style:style style:name="P13" style:family="paragraph" style:parent-style-name="Text_20_body" style:list-style-name="L1">
      <style:text-properties officeooo:rsid="000326ee" officeooo:paragraph-rsid="0009debb"/>
    </style:style>
    <style:style style:name="P14" style:family="paragraph" style:parent-style-name="Text_20_body" style:list-style-name="L1">
      <style:text-properties officeooo:rsid="0004f81d" officeooo:paragraph-rsid="0009debb"/>
    </style:style>
    <style:style style:name="P15" style:family="paragraph" style:parent-style-name="Text_20_body">
      <style:text-properties officeooo:rsid="00082ac8" officeooo:paragraph-rsid="00082ac8"/>
    </style:style>
    <style:style style:name="P16" style:family="paragraph" style:parent-style-name="Text_20_body" style:list-style-name="L1">
      <style:text-properties officeooo:rsid="0009debb" officeooo:paragraph-rsid="0009debb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6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/>
      <text:p text:style-name="P3"/>
      <text:p text:style-name="P3"/>
      <text:p text:style-name="P3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7"><text:a xlink:type="simple" xlink:href="#__RefHeading___Toc108_3785674759" text:style-name="Index_20_Link" text:visited-style-name="Index_20_Link">Wstęp<text:tab/>2</text:a></text:p>
          <text:p text:style-name="P7"><text:a xlink:type="simple" xlink:href="#__RefHeading___Toc110_3785674759" text:style-name="Index_20_Link" text:visited-style-name="Index_20_Link">Narzędzia<text:tab/>2</text:a></text:p>
          <text:p text:style-name="P7"><text:a xlink:type="simple" xlink:href="#__RefHeading___Toc112_3785674759" text:style-name="Index_20_Link" text:visited-style-name="Index_20_Link">Angular<text:tab/>2</text:a></text:p>
          <text:p text:style-name="P7"><text:a xlink:type="simple" xlink:href="#__RefHeading___Toc114_3785674759" text:style-name="Index_20_Link" text:visited-style-name="Index_20_Link">Phase I<text:tab/>3</text:a></text:p>
          <text:p text:style-name="P7"><text:a xlink:type="simple" xlink:href="#__RefHeading___Toc116_3785674759" text:style-name="Index_20_Link" text:visited-style-name="Index_20_Link">PHP&amp;Symfony<text:tab/>3</text:a></text:p>
          <text:p text:style-name="P7"><text:a xlink:type="simple" xlink:href="#__RefHeading___Toc118_3785674759" text:style-name="Index_20_Link" text:visited-style-name="Index_20_Link">Phase II<text:tab/>3</text:a></text:p>
          <text:p text:style-name="P7"><text:a xlink:type="simple" xlink:href="#__RefHeading___Toc120_3785674759" text:style-name="Index_20_Link" text:visited-style-name="Index_20_Link">Phase III<text:tab/>3</text:a></text:p>
          <text:p text:style-name="P7"><text:a xlink:type="simple" xlink:href="#__RefHeading___Toc122_3785674759" text:style-name="Index_20_Link" text:visited-style-name="Index_20_Link">Docker<text:tab/>3</text:a></text:p>
          <text:p text:style-name="P7"><text:a xlink:type="simple" xlink:href="#__RefHeading___Toc124_3785674759" text:style-name="Index_20_Link" text:visited-style-name="Index_20_Link">Phase IV<text:tab/>3</text:a></text:p>
          <text:p text:style-name="P7"><text:a xlink:type="simple" xlink:href="#__RefHeading___Toc126_3785674759" text:style-name="Index_20_Link" text:visited-style-name="Index_20_Link">Phase V<text:tab/>3</text:a></text:p>
          <text:p text:style-name="P7"><text:a xlink:type="simple" xlink:href="#__RefHeading___Toc128_3785674759" text:style-name="Index_20_Link" text:visited-style-name="Index_20_Link">Azure<text:tab/>3</text:a></text:p>
          <text:p text:style-name="P7"><text:a xlink:type="simple" xlink:href="#__RefHeading___Toc130_3785674759" text:style-name="Index_20_Link" text:visited-style-name="Index_20_Link">Phase VI<text:tab/>3</text:a></text:p>
          <text:p text:style-name="P7"><text:a xlink:type="simple" xlink:href="#__RefHeading___Toc132_3785674759" text:style-name="Index_20_Link" text:visited-style-name="Index_20_Link">Phase VII<text:tab/>3</text:a></text:p>
          <text:p text:style-name="P7"><text:a xlink:type="simple" xlink:href="#__RefHeading___Toc134_3785674759" text:style-name="Index_20_Link" text:visited-style-name="Index_20_Link">Azure DevOps<text:tab/>3</text:a></text:p>
          <text:p text:style-name="P7"><text:a xlink:type="simple" xlink:href="#__RefHeading___Toc136_3785674759" text:style-name="Index_20_Link" text:visited-style-name="Index_20_Link">Phase VIII<text:tab/>4</text:a></text:p>
          <text:p text:style-name="P7"><text:a xlink:type="simple" xlink:href="#__RefHeading___Toc138_3785674759" text:style-name="Index_20_Link" text:visited-style-name="Index_20_Link">Napotkane problemy<text:tab/>4</text:a></text:p>
          <text:p text:style-name="P7"><text:a xlink:type="simple" xlink:href="#__RefHeading___Toc140_3785674759" text:style-name="Index_20_Link" text:visited-style-name="Index_20_Link">Podsumowanie<text:tab/>4</text:a></text:p>
        </text:index-body>
      </text:table-of-content>
      <text:p text:style-name="P4"/>
      <text:h text:style-name="P9" text:outline-level="1"><text:bookmark-start text:name="__RefHeading___Toc108_3785674759"/>Wstęp<text:bookmark-end text:name="__RefHeading___Toc108_3785674759"/></text:h>
      <text:p text:style-name="P5">Wstęp</text:p>
      <text:h text:style-name="P10" text:outline-level="1"><text:bookmark-start text:name="__RefHeading___Toc110_3785674759"/>Narzędzia<text:bookmark-end text:name="__RefHeading___Toc110_3785674759"/></text:h>
      <text:list xml:id="list909062987" text:style-name="L1">
        <text:list-item>
          <text:p text:style-name="P13">Windows 10 <text:span text:style-name="T2">Pro</text:span> Build 19041</text:p>
        </text:list-item>
        <text:list-item>
          <text:p text:style-name="P14">Linux subsystem Ubuntu 20.04 LTS WSL2</text:p>
        </text:list-item>
        <text:list-item>
          <text:p text:style-name="P11">PhpStorm 2021.1.1 Build #PS-211.7036.8, built on April 15, 2021</text:p>
        </text:list-item>
        <text:list-item>
          <text:p text:style-name="P13">Symfony CLI version v4.23.5 © 2017-2021 Symfony SAS</text:p>
        </text:list-item>
        <text:list-item>
          <text:p text:style-name="P14">Node version 10.19.0</text:p>
        </text:list-item>
        <text:list-item>
          <text:p text:style-name="P14">Angular CLI version 11.2.10</text:p>
        </text:list-item>
        <text:list-item>
          <text:p text:style-name="P14">Docker/Docker Desktop Version 3.3.1 (63152)</text:p>
        </text:list-item>
        <text:list-item>
          <text:p text:style-name="P13">Powershell</text:p>
        </text:list-item>
        <text:list-item>
          <text:p text:style-name="P12">GitBash</text:p>
        </text:list-item>
        <text:list-item>
          <text:p text:style-name="P12"><text:a xlink:type="simple" xlink:href="https://github.com/Pyoneru/HEROES" text:style-name="Internet_20_link" text:visited-style-name="Visited_20_Internet_20_Link">GitHub</text:a></text:p>
        </text:list-item>
        <text:list-item>
          <text:p text:style-name="P16">Trello</text:p>
        </text:list-item>
      </text:list>
      <text:h text:style-name="P10" text:outline-level="1"><text:bookmark-start text:name="__RefHeading___Toc112_3785674759"/><text:soft-page-break/>Angular<text:bookmark-end text:name="__RefHeading___Toc112_3785674759"/></text:h>
      <text:p text:style-name="P5">Angular</text:p>
      <text:h text:style-name="P10" text:outline-level="1"><text:bookmark-start text:name="__RefHeading___Toc114_3785674759"/>Phase I<text:bookmark-end text:name="__RefHeading___Toc114_3785674759"/></text:h>
      <text:p text:style-name="P5">Phase 1</text:p>
      <text:h text:style-name="P10" text:outline-level="1"><text:bookmark-start text:name="__RefHeading___Toc116_3785674759"/>PHP&amp;Symfony<text:bookmark-end text:name="__RefHeading___Toc116_3785674759"/></text:h>
      <text:p text:style-name="P5">PHP&amp;Symfony</text:p>
      <text:h text:style-name="P10" text:outline-level="1"><text:bookmark-start text:name="__RefHeading___Toc118_3785674759"/>Phase II<text:bookmark-end text:name="__RefHeading___Toc118_3785674759"/></text:h>
      <text:p text:style-name="P5">Phase II</text:p>
      <text:h text:style-name="P10" text:outline-level="1"><text:bookmark-start text:name="__RefHeading___Toc120_3785674759"/>Phase III<text:bookmark-end text:name="__RefHeading___Toc120_3785674759"/></text:h>
      <text:p text:style-name="P5">Phase III</text:p>
      <text:h text:style-name="P10" text:outline-level="1"><text:bookmark-start text:name="__RefHeading___Toc122_3785674759"/>Docker<text:bookmark-end text:name="__RefHeading___Toc122_3785674759"/></text:h>
      <text:p text:style-name="P5">Docker</text:p>
      <text:h text:style-name="P10" text:outline-level="1"><text:bookmark-start text:name="__RefHeading___Toc124_3785674759"/>Phase IV<text:bookmark-end text:name="__RefHeading___Toc124_3785674759"/></text:h>
      <text:p text:style-name="P5">Phase IV</text:p>
      <text:h text:style-name="P10" text:outline-level="1"><text:bookmark-start text:name="__RefHeading___Toc126_3785674759"/>Phase V<text:bookmark-end text:name="__RefHeading___Toc126_3785674759"/></text:h>
      <text:p text:style-name="P5">Phase V</text:p>
      <text:h text:style-name="P10" text:outline-level="1"><text:bookmark-start text:name="__RefHeading___Toc128_3785674759"/>Azure<text:bookmark-end text:name="__RefHeading___Toc128_3785674759"/></text:h>
      <text:p text:style-name="P5">Azure</text:p>
      <text:h text:style-name="P10" text:outline-level="1"><text:bookmark-start text:name="__RefHeading___Toc130_3785674759"/>Phase VI<text:bookmark-end text:name="__RefHeading___Toc130_3785674759"/></text:h>
      <text:p text:style-name="P5">Phase VI</text:p>
      <text:h text:style-name="P10" text:outline-level="1"><text:bookmark-start text:name="__RefHeading___Toc132_3785674759"/>Phase VII<text:bookmark-end text:name="__RefHeading___Toc132_3785674759"/></text:h>
      <text:p text:style-name="P5">Phase VII</text:p>
      <text:h text:style-name="P10" text:outline-level="1"><text:bookmark-start text:name="__RefHeading___Toc134_3785674759"/><text:soft-page-break/>Azure DevOps<text:bookmark-end text:name="__RefHeading___Toc134_3785674759"/></text:h>
      <text:p text:style-name="P5">Azure DevOps</text:p>
      <text:h text:style-name="P10" text:outline-level="1"><text:bookmark-start text:name="__RefHeading___Toc136_3785674759"/>Phase VIII<text:bookmark-end text:name="__RefHeading___Toc136_3785674759"/></text:h>
      <text:p text:style-name="P15">Phase VIII</text:p>
      <text:h text:style-name="P10" text:outline-level="1"><text:bookmark-start text:name="__RefHeading___Toc138_3785674759"/>Napotkane problemy<text:bookmark-end text:name="__RefHeading___Toc138_3785674759"/></text:h>
      <text:p text:style-name="P5">Napotkane problemy</text:p>
      <text:h text:style-name="P10" text:outline-level="1"><text:bookmark-start text:name="__RefHeading___Toc140_3785674759"/>Podsumowanie<text:bookmark-end text:name="__RefHeading___Toc140_3785674759"/></text:h>
      <text:p text:style-name="P5">Podusmowanie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1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2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1:42:07.206000000</dc:date>
    <meta:editing-duration>PT24M33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65" meta:word-count="160" meta:character-count="841" meta:non-whitespace-character-count="757"/>
  </office:meta>
</office:document-meta>
</file>